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3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602cm" svg:height="0.878cm" svg:x="8.949cm" svg:y="1.402cm">
          <draw:text-box>
            <text:p><text:span text:style-name="T1">Page 42</text:span></text:p>
          </draw:text-box>
        </draw:frame>
        <draw:custom-shape draw:style-name="gr2" draw:text-style-name="P3" xml:id="id2" draw:id="id2" draw:layer="layout" svg:width="6.884cm" svg:height="1.614cm" svg:x="6.816cm" svg:y="3.702cm">
          <text:p text:style-name="P2"><text:span text:style-name="T2">Select Table Window</text:span></text:p>
          <text:p text:style-name="P2"><text:span text:style-name="T2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25cm" svg:y1="2.28cm" svg:x2="10.258cm" svg:y2="3.702cm" draw:start-shape="id1" draw:start-glue-point="2" draw:end-shape="id2" draw:end-glue-point="5" svg:d="M10250 2280l8 1422" svg:viewBox="0 0 9 1423">
          <text:p/>
        </draw:connector>
        <draw:custom-shape draw:style-name="gr4" draw:text-style-name="P3" xml:id="id3" draw:id="id3" draw:layer="layout" svg:width="3.242cm" svg:height="1.4cm" svg:x="8.634cm" svg:y="6.402cm">
          <text:p text:style-name="P2"><text:span text:style-name="T2">Select </text:span></text:p>
          <text:p text:style-name="P2"><text:span text:style-name="T2">Tab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258cm" svg:y1="5.316cm" svg:x2="10.255cm" svg:y2="6.402cm" draw:start-shape="id2" draw:start-glue-point="8" draw:end-shape="id3" draw:end-glue-point="4" svg:d="M10258 5316l-3 1086" svg:viewBox="0 0 4 1087">
          <text:p/>
        </draw:connector>
        <draw:custom-shape draw:style-name="gr2" draw:text-style-name="P3" xml:id="id4" draw:id="id4" draw:layer="layout" svg:width="4.4cm" svg:height="1.615cm" svg:x="1.5cm" svg:y="8.802cm">
          <text:p text:style-name="P2"><text:span text:style-name="T2">Display</text:span></text:p>
          <text:p text:style-name="P2"><text:span text:style-name="T2">search Item</text:span></text:p>
          <text:p text:style-name="P2"><text:span text:style-name="T2">Records screen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6" draw:id="id6" draw:layer="layout" svg:width="4.2cm" svg:height="1.615cm" svg:x="8.156cm" svg:y="8.802cm">
          <text:p text:style-name="P2"><text:span text:style-name="T2">Display </text:span></text:p>
          <text:p text:style-name="P2"><text:span text:style-name="T2">Search Customer</text:span></text:p>
          <text:p text:style-name="P2"><text:span text:style-name="T2">Records screen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5" draw:id="id5" draw:layer="layout" svg:width="4.2cm" svg:height="1.615cm" svg:x="14.956cm" svg:y="8.802cm">
          <text:p text:style-name="P2"><text:span text:style-name="T2"><text:s text:c="3"/></text:span><text:span text:style-name="T2">Display search </text:span></text:p>
          <text:p text:style-name="P2"><text:span text:style-name="T2">PAT Test</text:span></text:p>
          <text:p text:style-name="P2"><text:span text:style-name="T2">Records screen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8.634cm" svg:y1="7.102cm" svg:x2="3.7cm" svg:y2="8.802cm" draw:start-shape="id3" draw:start-glue-point="5" draw:end-shape="id4" draw:end-glue-point="5" svg:d="M8634 7102h-4934v1700" svg:viewBox="0 0 4935 1701">
          <text:p/>
        </draw:connector>
        <draw:connector draw:style-name="gr3" draw:text-style-name="P2" draw:layer="layout" svg:x1="11.876cm" svg:y1="7.102cm" svg:x2="17.056cm" svg:y2="8.802cm" draw:start-shape="id3" draw:start-glue-point="7" draw:end-shape="id5" draw:end-glue-point="5" svg:d="M11876 7102h5180v1700" svg:viewBox="0 0 5181 1701">
          <text:p/>
        </draw:connector>
        <draw:connector draw:style-name="gr3" draw:text-style-name="P2" draw:layer="layout" draw:type="line" svg:x1="10.255cm" svg:y1="7.802cm" svg:x2="10.256cm" svg:y2="8.802cm" draw:start-shape="id3" draw:start-glue-point="6" draw:end-shape="id6" svg:d="M10255 7802l1 1000" svg:viewBox="0 0 2 1001">
          <text:p/>
        </draw:connector>
        <draw:custom-shape draw:style-name="gr4" draw:text-style-name="P4" xml:id="id7" draw:id="id7" draw:layer="layout" svg:width="4.498cm" svg:height="2.898cm" svg:x="8.024cm" svg:y="11.902cm">
          <text:p text:style-name="P4"><text:span text:style-name="T3"/></text:p>
          <text:p text:style-name="P4"><text:span text:style-name="T3">Does Customer</text:span></text:p>
          <text:p text:style-name="P4"><text:span text:style-name="T3">record </text:span></text:p>
          <text:p text:style-name="P4"><text:span text:style-name="T3">with Name</text:span></text:p>
          <text:p text:style-name="P4"><text:span text:style-name="T3">exi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256cm" svg:y1="10.417cm" svg:x2="10.273cm" svg:y2="11.902cm" draw:start-shape="id6" draw:start-glue-point="8" draw:end-shape="id7" draw:end-glue-point="4" svg:d="M10256 10417l17 1485" svg:viewBox="0 0 18 1486">
          <text:p/>
        </draw:connector>
        <draw:custom-shape draw:style-name="gr2" draw:text-style-name="P3" xml:id="id8" draw:id="id8" draw:layer="layout" svg:width="4.2cm" svg:height="1.615cm" svg:x="8.157cm" svg:y="16.202cm">
          <text:p text:style-name="P2"><text:span text:style-name="T2">Display </text:span></text:p>
          <text:p text:style-name="P2"><text:span text:style-name="T2">Record found</text:span></text:p>
          <text:p text:style-name="P2"><text:span text:style-name="T2">window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10.273cm" svg:y1="14.8cm" svg:x2="10.257cm" svg:y2="16.202cm" draw:start-shape="id7" draw:start-glue-point="6" draw:end-shape="id8" draw:end-glue-point="5" svg:d="M10273 14800l-16 1402" svg:viewBox="0 0 17 1403">
          <text:p text:style-name="P3"><text:span text:style-name="T2"><text:s text:c="8"/></text:span><text:span text:style-name="T2">Yes</text:span></text:p>
        </draw:connector>
        <draw:custom-shape draw:style-name="gr2" draw:text-style-name="P3" xml:id="id9" draw:id="id9" draw:layer="layout" svg:width="4.2cm" svg:height="1.615cm" svg:x="8.158cm" svg:y="18.802cm">
          <text:p text:style-name="P2"><text:span text:style-name="T2">Display </text:span></text:p>
          <text:p text:style-name="P2"><text:span text:style-name="T2">Record found</text:span></text:p>
          <text:p text:style-name="P2"><text:span text:style-name="T2">window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2.522cm" svg:y1="13.351cm" svg:x2="12.026cm" svg:y2="19.61cm" draw:start-shape="id7" draw:start-glue-point="7" draw:end-shape="id9" draw:end-glue-point="6" svg:d="M12522 13351h502v6259h-998" svg:viewBox="0 0 999 6260">
          <text:p text:style-name="P2"><text:span text:style-name="T2"><text:tab/></text:span><text:span text:style-name="T2"> <text:s text:c="3"/></text:span><text:span text:style-name="T2">No</text:span></text:p>
        </draw:connector>
        <draw:custom-shape draw:style-name="gr4" draw:text-style-name="P4" xml:id="id10" draw:id="id10" draw:layer="layout" svg:width="4.498cm" svg:height="2.898cm" svg:x="1.452cm" svg:y="11.903cm">
          <text:p text:style-name="P4"><text:span text:style-name="T3"/></text:p>
          <text:p text:style-name="P4"><text:span text:style-name="T3">Does Item</text:span></text:p>
          <text:p text:style-name="P4"><text:span text:style-name="T3">record </text:span></text:p>
          <text:p text:style-name="P4"><text:span text:style-name="T3">with name</text:span></text:p>
          <text:p text:style-name="P4"><text:span text:style-name="T3">exi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1" draw:id="id11" draw:layer="layout" svg:width="4.2cm" svg:height="1.615cm" svg:x="1.585cm" svg:y="16.203cm">
          <text:p text:style-name="P2"><text:span text:style-name="T2">Display </text:span></text:p>
          <text:p text:style-name="P2"><text:span text:style-name="T2">Record found</text:span></text:p>
          <text:p text:style-name="P2"><text:span text:style-name="T2">window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3.701cm" svg:y1="14.801cm" svg:x2="3.685cm" svg:y2="16.203cm" draw:start-shape="id10" draw:start-glue-point="6" draw:end-shape="id11" draw:end-glue-point="5" svg:d="M3701 14801l-16 1402" svg:viewBox="0 0 17 1403">
          <text:p text:style-name="P3"><text:span text:style-name="T2"><text:s text:c="8"/></text:span><text:span text:style-name="T2">Yes</text:span></text:p>
        </draw:connector>
        <draw:custom-shape draw:style-name="gr2" draw:text-style-name="P3" xml:id="id12" draw:id="id12" draw:layer="layout" svg:width="4.2cm" svg:height="1.615cm" svg:x="1.586cm" svg:y="18.803cm">
          <text:p text:style-name="P2"><text:span text:style-name="T2">Display </text:span></text:p>
          <text:p text:style-name="P2"><text:span text:style-name="T2">Record found</text:span></text:p>
          <text:p text:style-name="P2"><text:span text:style-name="T2">window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5.95cm" svg:y1="13.352cm" svg:x2="5.454cm" svg:y2="19.611cm" draw:start-shape="id10" draw:start-glue-point="7" draw:end-shape="id12" draw:end-glue-point="6" svg:d="M5950 13352h502v6259h-998" svg:viewBox="0 0 999 6260">
          <text:p text:style-name="P2"><text:span text:style-name="T2"><text:tab/></text:span><text:span text:style-name="T2"> <text:s text:c="3"/></text:span><text:span text:style-name="T2">No</text:span></text:p>
        </draw:connector>
        <draw:connector draw:style-name="gr3" draw:text-style-name="P2" draw:layer="layout" draw:type="line" svg:x1="3.7cm" svg:y1="10.417cm" svg:x2="3.701cm" svg:y2="11.903cm" draw:start-shape="id4" draw:start-glue-point="8" draw:end-shape="id10" draw:end-glue-point="4" svg:d="M3700 10417l1 1486" svg:viewBox="0 0 2 1487">
          <text:p/>
        </draw:connector>
        <draw:custom-shape draw:style-name="gr4" draw:text-style-name="P4" xml:id="id13" draw:id="id13" draw:layer="layout" svg:width="4.498cm" svg:height="2.898cm" svg:x="14.83cm" svg:y="11.903cm">
          <text:p text:style-name="P4"><text:span text:style-name="T3"/></text:p>
          <text:p text:style-name="P4"><text:span text:style-name="T3">Does PAT Test</text:span></text:p>
          <text:p text:style-name="P4"><text:span text:style-name="T3">record </text:span></text:p>
          <text:p text:style-name="P4"><text:span text:style-name="T3">with Date</text:span></text:p>
          <text:p text:style-name="P4"><text:span text:style-name="T3">exi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4" draw:id="id14" draw:layer="layout" svg:width="4.2cm" svg:height="1.615cm" svg:x="14.963cm" svg:y="16.203cm">
          <text:p text:style-name="P2"><text:span text:style-name="T2">Display </text:span></text:p>
          <text:p text:style-name="P2"><text:span text:style-name="T2">Record found</text:span></text:p>
          <text:p text:style-name="P2"><text:span text:style-name="T2">window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17.079cm" svg:y1="14.801cm" svg:x2="17.063cm" svg:y2="16.203cm" draw:start-shape="id13" draw:start-glue-point="6" draw:end-shape="id14" draw:end-glue-point="5" svg:d="M17079 14801l-16 1402" svg:viewBox="0 0 17 1403">
          <text:p text:style-name="P3"><text:span text:style-name="T2"><text:s text:c="8"/></text:span><text:span text:style-name="T2">Yes</text:span></text:p>
        </draw:connector>
        <draw:custom-shape draw:style-name="gr2" draw:text-style-name="P3" xml:id="id15" draw:id="id15" draw:layer="layout" svg:width="4.2cm" svg:height="1.615cm" svg:x="14.964cm" svg:y="18.803cm">
          <text:p text:style-name="P2"><text:span text:style-name="T2">Display </text:span></text:p>
          <text:p text:style-name="P2"><text:span text:style-name="T2">Record found</text:span></text:p>
          <text:p text:style-name="P2"><text:span text:style-name="T2">window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9.328cm" svg:y1="13.352cm" svg:x2="18.832cm" svg:y2="19.611cm" draw:start-shape="id13" draw:start-glue-point="7" draw:end-shape="id15" draw:end-glue-point="6" svg:d="M19328 13352h502v6259h-998" svg:viewBox="0 0 999 6260">
          <text:p text:style-name="P2"><text:span text:style-name="T2"><text:tab/></text:span><text:span text:style-name="T2"> <text:s text:c="3"/></text:span><text:span text:style-name="T2">No</text:span></text:p>
        </draw:connector>
        <draw:connector draw:style-name="gr3" draw:text-style-name="P2" draw:layer="layout" draw:type="line" svg:x1="17.056cm" svg:y1="10.417cm" svg:x2="17.079cm" svg:y2="11.903cm" draw:start-shape="id5" draw:start-glue-point="8" draw:end-shape="id13" draw:end-glue-point="4" svg:d="M17056 10417l23 1486" svg:viewBox="0 0 24 14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4:11:55.312000000</meta:creation-date>
    <dc:date>2014-11-10T14:21:15.246000000</dc:date>
    <meta:editing-duration>PT4M28S</meta:editing-duration>
    <meta:editing-cycles>7</meta:editing-cycles>
    <meta:generator>LibreOffice/4.2.5.2$Windows_x86 LibreOffice_project/61cb170a04bb1f12e77c884eab9192be736ec5f5</meta:generator>
    <meta:document-statistic meta:object-count="29"/>
  </office:meta>
</office:document-meta>
</file>